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ext-properties style:font-name="Arial" style:font-name-asian="Luxi Sans" style:font-name-complex="Luxi Sans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style:font-name="Arial" style:font-name-asian="Luxi Sans" style:font-name-complex="Luxi Sans"/>
    </style:style>
    <style:style style:name="ce6" style:family="table-cell" style:parent-style-name="Default">
      <style:table-cell-properties fo:background-color="transparent"/>
      <style:text-properties fo:color="#ff0000"/>
    </style:style>
    <style:style style:name="ce7" style:family="table-cell" style:parent-style-name="Default">
      <style:text-properties fo:color="#ff0000" style:font-name="Arial" style:font-name-asian="Luxi Sans" style:font-name-complex="Luxi Sans"/>
    </style:style>
    <style:style style:name="ta_extref" style:family="table">
      <style:table-properties table:display="false"/>
    </style:style>
  </office:automatic-styles>
  <office:body>
    <office:spreadsheet>
      <table:table table:name="1-X-50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>
            <text:p>bet size</text:p>
          </table:table-cell>
          <table:table-cell office:value-type="string">
            <text:p>probability</text:p>
          </table:table-cell>
          <table:table-cell office:value-type="string">
            <text:p># bets</text:p>
          </table:table-cell>
          <table:table-cell table:style-name="Default" office:value-type="string">
            <text:p># slip bets</text:p>
          </table:table-cell>
          <table:table-cell office:value-type="string">
            <text:p>bet unit cost</text:p>
          </table:table-cell>
          <table:table-cell office:value-type="string">
            <text:p>bet total cost</text:p>
          </table:table-cell>
          <table:table-cell office:value-type="string">
            <text:p>millionaire cost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8907">
            <text:p>158907</text:p>
          </table:table-cell>
          <table:table-cell office:value-type="float" office:value="9">
            <text:p>9</text:p>
          </table:table-cell>
          <table:table-cell table:formula="of:=QUOTIENT([.C2];3)+SIGN(MOD([.C2];3)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2]*[.E2]" office:value-type="float" office:value="9">
            <text:p>9</text:p>
          </table:table-cell>
          <table:table-cell table:formula="of:=([.B2]+1)*[.F2]" office:value-type="float" office:value="1430172">
            <text:p>1430172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84">
            <text:p>26484</text:p>
          </table:table-cell>
          <table:table-cell office:value-type="float" office:value="8">
            <text:p>8</text:p>
          </table:table-cell>
          <table:table-cell table:formula="of:=QUOTIENT([.C3];3)+SIGN(MOD([.C3];3))"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3]*[.E3]" office:value-type="float" office:value="56">
            <text:p>56</text:p>
          </table:table-cell>
          <table:table-cell table:formula="of:=([.B3]+1)*[.F3]" office:value-type="float" office:value="1483160">
            <text:p>1483160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67">
            <text:p>7567</text:p>
          </table:table-cell>
          <table:table-cell office:value-type="float" office:value="7">
            <text:p>7</text:p>
          </table:table-cell>
          <table:table-cell table:formula="of:=QUOTIENT([.C4];3)+SIGN(MOD([.C4];3))" office:value-type="float" office:value="3">
            <text:p>3</text:p>
          </table:table-cell>
          <table:table-cell office:value-type="float" office:value="28">
            <text:p>28</text:p>
          </table:table-cell>
          <table:table-cell table:formula="of:=[.C4]*[.E4]" office:value-type="float" office:value="196">
            <text:p>196</text:p>
          </table:table-cell>
          <table:table-cell table:formula="of:=([.B4]+1)*[.F4]" office:value-type="float" office:value="1483328">
            <text:p>1483328</text:p>
          </table:table-cell>
          <table:table-cell table:number-columns-repeated="1017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2837">
            <text:p>2837</text:p>
          </table:table-cell>
          <table:table-cell table:style-name="ce1" office:value-type="float" office:value="6">
            <text:p>6</text:p>
          </table:table-cell>
          <table:table-cell table:formula="of:=QUOTIENT([.C5];3)+SIGN(MOD([.C5];3))" office:value-type="float" office:value="2">
            <text:p>2</text:p>
          </table:table-cell>
          <table:table-cell table:style-name="ce1" office:value-type="float" office:value="84">
            <text:p>84</text:p>
          </table:table-cell>
          <table:table-cell table:style-name="ce1" table:formula="of:=[.C5]*[.E5]" office:value-type="float" office:value="504">
            <text:p>504</text:p>
          </table:table-cell>
          <table:table-cell table:formula="of:=([.B5]+1)*[.F5]" office:value-type="float" office:value="1430352">
            <text:p>1430352</text:p>
          </table:table-cell>
          <table:table-cell table:style-name="ce1"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13">
            <text:p>1513</text:p>
          </table:table-cell>
          <table:table-cell office:value-type="float" office:value="5">
            <text:p>5</text:p>
          </table:table-cell>
          <table:table-cell table:formula="of:=QUOTIENT([.C6];3)+SIGN(MOD([.C6];3))" office:value-type="float" office:value="2">
            <text:p>2</text:p>
          </table:table-cell>
          <table:table-cell office:value-type="float" office:value="210">
            <text:p>210</text:p>
          </table:table-cell>
          <table:table-cell table:formula="of:=[.C6]*[.E6]" office:value-type="float" office:value="1050">
            <text:p>1050</text:p>
          </table:table-cell>
          <table:table-cell table:formula="of:=([.B6]+1)*[.F6]" office:value-type="float" office:value="1589700">
            <text:p>158970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6">
            <text:p>756</text:p>
          </table:table-cell>
          <table:table-cell office:value-type="float" office:value="5">
            <text:p>5</text:p>
          </table:table-cell>
          <table:table-cell table:formula="of:=QUOTIENT([.C7];3)+SIGN(MOD([.C7];3))" office:value-type="float" office:value="2">
            <text:p>2</text:p>
          </table:table-cell>
          <table:table-cell office:value-type="float" office:value="462">
            <text:p>462</text:p>
          </table:table-cell>
          <table:table-cell table:formula="of:=[.C7]*[.E7]" office:value-type="float" office:value="2310">
            <text:p>2310</text:p>
          </table:table-cell>
          <table:table-cell table:formula="of:=([.B7]+1)*[.F7]" office:value-type="float" office:value="1748670">
            <text:p>1748670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12">
            <text:p>412</text:p>
          </table:table-cell>
          <table:table-cell office:value-type="float" office:value="5">
            <text:p>5</text:p>
          </table:table-cell>
          <table:table-cell table:formula="of:=QUOTIENT([.C8];3)+SIGN(MOD([.C8];3))" office:value-type="float" office:value="2">
            <text:p>2</text:p>
          </table:table-cell>
          <table:table-cell office:value-type="float" office:value="924">
            <text:p>924</text:p>
          </table:table-cell>
          <table:table-cell table:style-name="ce3" table:formula="of:=[.C8]*[.E8]" office:value-type="float" office:value="4620">
            <text:p>4620</text:p>
          </table:table-cell>
          <table:table-cell table:formula="of:=([.B8]+1)*[.F8]" office:value-type="float" office:value="1908060">
            <text:p>1908060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table:formula="of:=QUOTIENT([.C9];3)+SIGN(MOD([.C9];3))" office:value-type="float" office:value="2">
            <text:p>2</text:p>
          </table:table-cell>
          <table:table-cell office:value-type="float" office:value="1716">
            <text:p>1716</text:p>
          </table:table-cell>
          <table:table-cell table:style-name="ce3" table:formula="of:=[.C9]*[.E9]" office:value-type="float" office:value="6864">
            <text:p>6864</text:p>
          </table:table-cell>
          <table:table-cell table:formula="of:=([.B9]+1)*[.F9]" office:value-type="float" office:value="2066064">
            <text:p>2066064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5">
            <text:p>185</text:p>
          </table:table-cell>
          <table:table-cell office:value-type="float" office:value="4">
            <text:p>4</text:p>
          </table:table-cell>
          <table:table-cell table:formula="of:=QUOTIENT([.C10];3)+SIGN(MOD([.C10];3))" office:value-type="float" office:value="2">
            <text:p>2</text:p>
          </table:table-cell>
          <table:table-cell office:value-type="float" office:value="3003">
            <text:p>3003</text:p>
          </table:table-cell>
          <table:table-cell table:style-name="ce3" table:formula="of:=[.C10]*[.E10]" office:value-type="float" office:value="12012">
            <text:p>12012</text:p>
          </table:table-cell>
          <table:table-cell table:formula="of:=([.B10]+1)*[.F10]" office:value-type="float" office:value="2234232">
            <text:p>2234232</text:p>
          </table:table-cell>
          <table:table-cell table:number-columns-repeated="1017"/>
        </table:table-row>
      </table:table>
      <table:table table:name="2-X-50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>
            <text:p>bet size</text:p>
          </table:table-cell>
          <table:table-cell office:value-type="string">
            <text:p>probability</text:p>
          </table:table-cell>
          <table:table-cell office:value-type="string">
            <text:p># bets</text:p>
          </table:table-cell>
          <table:table-cell table:style-name="Default" office:value-type="string">
            <text:p># slip bets</text:p>
          </table:table-cell>
          <table:table-cell office:value-type="string">
            <text:p>bet unit cost</text:p>
          </table:table-cell>
          <table:table-cell table:style-name="Default" office:value-type="string">
            <text:p>bet total cost</text:p>
          </table:table-cell>
          <table:table-cell office:value-type="string">
            <text:p>millionaire cost</text:p>
          </table:table-cell>
          <table:table-cell table:number-columns-repeated="1017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float" office:value="6486">
            <text:p>6486</text:p>
          </table:table-cell>
          <table:table-cell table:style-name="ce4" office:value-type="float" office:value="136">
            <text:p>136</text:p>
          </table:table-cell>
          <table:table-cell table:style-name="ce5" table:formula="of:=QUOTIENT([.C2];3)+SIGN(MOD([.C2];3))" office:value-type="float" office:value="46">
            <text:p>46</text:p>
          </table:table-cell>
          <table:table-cell table:style-name="ce4" office:value-type="float" office:value="1">
            <text:p>1</text:p>
          </table:table-cell>
          <table:table-cell table:style-name="ce4" table:formula="of:=[.C2]*[.E2]" office:value-type="float" office:value="136">
            <text:p>136</text:p>
          </table:table-cell>
          <table:table-cell table:style-name="ce4" table:formula="of:=([.B2]+1)*[.F2]" office:value-type="float" office:value="882232">
            <text:p>882232</text:p>
          </table:table-cell>
          <table:table-cell table:style-name="ce4" table:number-columns-repeated="1017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float" office:value="1297">
            <text:p>1297</text:p>
          </table:table-cell>
          <table:table-cell table:style-name="ce4" office:value-type="float" office:value="97">
            <text:p>97</text:p>
          </table:table-cell>
          <table:table-cell table:style-name="ce5" table:formula="of:=QUOTIENT([.C3];3)+SIGN(MOD([.C3];3))" office:value-type="float" office:value="33">
            <text:p>33</text:p>
          </table:table-cell>
          <table:table-cell table:style-name="ce4" office:value-type="float" office:value="7">
            <text:p>7</text:p>
          </table:table-cell>
          <table:table-cell table:style-name="ce4" table:formula="of:=[.C3]*[.E3]" office:value-type="float" office:value="679">
            <text:p>679</text:p>
          </table:table-cell>
          <table:table-cell table:style-name="ce4" table:formula="of:=([.B3]+1)*[.F3]" office:value-type="float" office:value="881342">
            <text:p>881342</text:p>
          </table:table-cell>
          <table:table-cell table:style-name="ce4" table:number-columns-repeated="1017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float" office:value="432">
            <text:p>432</text:p>
          </table:table-cell>
          <table:table-cell table:style-name="ce4" office:value-type="float" office:value="74">
            <text:p>74</text:p>
          </table:table-cell>
          <table:table-cell table:style-name="ce5" table:formula="of:=QUOTIENT([.C4];3)+SIGN(MOD([.C4];3))" office:value-type="float" office:value="25">
            <text:p>25</text:p>
          </table:table-cell>
          <table:table-cell table:style-name="ce4" office:value-type="float" office:value="28">
            <text:p>28</text:p>
          </table:table-cell>
          <table:table-cell table:style-name="ce4" table:formula="of:=[.C4]*[.E4]" office:value-type="float" office:value="2072">
            <text:p>2072</text:p>
          </table:table-cell>
          <table:table-cell table:style-name="ce4" table:formula="of:=([.B4]+1)*[.F4]" office:value-type="float" office:value="897176">
            <text:p>897176</text:p>
          </table:table-cell>
          <table:table-cell table:style-name="ce4" table:number-columns-repeated="1017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59">
            <text:p>59</text:p>
          </table:table-cell>
          <table:table-cell table:style-name="ce5" table:formula="of:=QUOTIENT([.C5];3)+SIGN(MOD([.C5];3))" office:value-type="float" office:value="20">
            <text:p>20</text:p>
          </table:table-cell>
          <table:table-cell table:style-name="ce4" office:value-type="float" office:value="84">
            <text:p>84</text:p>
          </table:table-cell>
          <table:table-cell table:style-name="ce6" table:formula="of:=[.C5]*[.E5]" office:value-type="float" office:value="4956">
            <text:p>4956</text:p>
          </table:table-cell>
          <table:table-cell table:style-name="ce4" table:formula="of:=([.B5]+1)*[.F5]" office:value-type="float" office:value="921816">
            <text:p>921816</text:p>
          </table:table-cell>
          <table:table-cell table:style-name="ce4"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45">
            <text:p>45</text:p>
          </table:table-cell>
          <table:table-cell table:formula="of:=QUOTIENT([.C6];3)+SIGN(MOD([.C6];3))" office:value-type="float" office:value="15">
            <text:p>15</text:p>
          </table:table-cell>
          <table:table-cell office:value-type="float" office:value="210">
            <text:p>210</text:p>
          </table:table-cell>
          <table:table-cell table:formula="of:=[.C6]*[.E6]" office:value-type="float" office:value="9450">
            <text:p>9450</text:p>
          </table:table-cell>
          <table:table-cell table:formula="of:=([.B6]+1)*[.F6]" office:value-type="float" office:value="878850">
            <text:p>87885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QUOTIENT([.C7];3)+SIGN(MOD([.C7];3))" office:value-type="float" office:value="14">
            <text:p>14</text:p>
          </table:table-cell>
          <table:table-cell office:value-type="float" office:value="462">
            <text:p>462</text:p>
          </table:table-cell>
          <table:table-cell table:formula="of:=[.C7]*[.E7]" office:value-type="float" office:value="19404">
            <text:p>19404</text:p>
          </table:table-cell>
          <table:table-cell table:formula="of:=([.B7]+1)*[.F7]" office:value-type="float" office:value="1009008">
            <text:p>1009008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formula="of:=QUOTIENT([.C8];3)+SIGN(MOD([.C8];3))" office:value-type="float" office:value="12">
            <text:p>12</text:p>
          </table:table-cell>
          <table:table-cell office:value-type="float" office:value="924">
            <text:p>924</text:p>
          </table:table-cell>
          <table:table-cell table:formula="of:=[.C8]*[.E8]" office:value-type="float" office:value="31416">
            <text:p>31416</text:p>
          </table:table-cell>
          <table:table-cell table:formula="of:=([.B8]+1)*[.F8]" office:value-type="float" office:value="973896">
            <text:p>973896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formula="of:=QUOTIENT([.C9];3)+SIGN(MOD([.C9];3))" office:value-type="float" office:value="10">
            <text:p>10</text:p>
          </table:table-cell>
          <table:table-cell office:value-type="float" office:value="1716">
            <text:p>1716</text:p>
          </table:table-cell>
          <table:table-cell table:formula="of:=[.C9]*[.E9]" office:value-type="float" office:value="49764">
            <text:p>49764</text:p>
          </table:table-cell>
          <table:table-cell table:formula="of:=([.B9]+1)*[.F9]" office:value-type="float" office:value="995280">
            <text:p>995280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QUOTIENT([.C10];3)+SIGN(MOD([.C10];3))" office:value-type="float" office:value="9">
            <text:p>9</text:p>
          </table:table-cell>
          <table:table-cell office:value-type="float" office:value="3003">
            <text:p>3003</text:p>
          </table:table-cell>
          <table:table-cell table:formula="of:=[.C10]*[.E10]" office:value-type="float" office:value="78078">
            <text:p>78078</text:p>
          </table:table-cell>
          <table:table-cell table:formula="of:=([.B10]+1)*[.F10]" office:value-type="float" office:value="1093092">
            <text:p>1093092</text:p>
          </table:table-cell>
          <table:table-cell table:number-columns-repeated="1017"/>
        </table:table-row>
      </table:table>
      <table:table table:name="3-X-50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>
            <text:p>bet size</text:p>
          </table:table-cell>
          <table:table-cell office:value-type="string">
            <text:p>probability</text:p>
          </table:table-cell>
          <table:table-cell office:value-type="string">
            <text:p># bets</text:p>
          </table:table-cell>
          <table:table-cell table:style-name="Default" office:value-type="string">
            <text:p># slip bets</text:p>
          </table:table-cell>
          <table:table-cell office:value-type="string">
            <text:p>bet unit cost</text:p>
          </table:table-cell>
          <table:table-cell table:style-name="Default" office:value-type="string">
            <text:p>bet total cost</text:p>
          </table:table-cell>
          <table:table-cell office:value-type="string">
            <text:p>millionaire cost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5">
            <text:p>405</text:p>
          </table:table-cell>
          <table:table-cell office:value-type="float" office:value="2300">
            <text:p>2300</text:p>
          </table:table-cell>
          <table:table-cell table:style-name="ce7" table:formula="of:=QUOTIENT([.C2];3)+SIGN(MOD([.C2];3))" office:value-type="float" office:value="767">
            <text:p>767</text:p>
          </table:table-cell>
          <table:table-cell office:value-type="float" office:value="1">
            <text:p>1</text:p>
          </table:table-cell>
          <table:table-cell table:style-name="Default" table:formula="of:=[.C2]*[.E2]" office:value-type="float" office:value="2300">
            <text:p>2300</text:p>
          </table:table-cell>
          <table:table-cell table:formula="of:=([.B2]+1)*[.F2]" office:value-type="float" office:value="933800">
            <text:p>933800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1388">
            <text:p>1388</text:p>
          </table:table-cell>
          <table:table-cell table:style-name="ce7" table:formula="of:=QUOTIENT([.C3];3)+SIGN(MOD([.C3];3))" office:value-type="float" office:value="463">
            <text:p>463</text:p>
          </table:table-cell>
          <table:table-cell office:value-type="float" office:value="7">
            <text:p>7</text:p>
          </table:table-cell>
          <table:table-cell table:formula="of:=[.C3]*[.E3]" office:value-type="float" office:value="9716">
            <text:p>9716</text:p>
          </table:table-cell>
          <table:table-cell table:formula="of:=([.B3]+1)*[.F3]" office:value-type="float" office:value="991032">
            <text:p>991032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899">
            <text:p>899</text:p>
          </table:table-cell>
          <table:table-cell table:style-name="ce7" table:formula="of:=QUOTIENT([.C4];3)+SIGN(MOD([.C4];3))" office:value-type="float" office:value="300">
            <text:p>300</text:p>
          </table:table-cell>
          <table:table-cell office:value-type="float" office:value="28">
            <text:p>28</text:p>
          </table:table-cell>
          <table:table-cell table:formula="of:=[.C4]*[.E4]" office:value-type="float" office:value="25172">
            <text:p>25172</text:p>
          </table:table-cell>
          <table:table-cell table:formula="of:=([.B4]+1)*[.F4]" office:value-type="float" office:value="1032052">
            <text:p>1032052</text:p>
          </table:table-cell>
          <table:table-cell table:number-columns-repeated="1017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69">
            <text:p>669</text:p>
          </table:table-cell>
          <table:table-cell table:style-name="ce7" table:formula="of:=QUOTIENT([.C5];3)+SIGN(MOD([.C5];3))" office:value-type="float" office:value="223">
            <text:p>223</text:p>
          </table:table-cell>
          <table:table-cell table:style-name="ce1" office:value-type="float" office:value="84">
            <text:p>84</text:p>
          </table:table-cell>
          <table:table-cell table:formula="of:=[.C5]*[.E5]" office:value-type="float" office:value="56196">
            <text:p>56196</text:p>
          </table:table-cell>
          <table:table-cell table:formula="of:=([.B5]+1)*[.F5]" office:value-type="float" office:value="1180116">
            <text:p>1180116</text:p>
          </table:table-cell>
          <table:table-cell table:style-name="ce1"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54">
            <text:p>454</text:p>
          </table:table-cell>
          <table:table-cell table:formula="of:=QUOTIENT([.C6];3)+SIGN(MOD([.C6];3))" office:value-type="float" office:value="152">
            <text:p>152</text:p>
          </table:table-cell>
          <table:table-cell office:value-type="float" office:value="210">
            <text:p>210</text:p>
          </table:table-cell>
          <table:table-cell table:formula="of:=[.C6]*[.E6]" office:value-type="float" office:value="95340">
            <text:p>95340</text:p>
          </table:table-cell>
          <table:table-cell table:formula="of:=([.B6]+1)*[.F6]" office:value-type="float" office:value="1144080">
            <text:p>114408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table:formula="of:=QUOTIENT([.C7];3)+SIGN(MOD([.C7];3))" office:value-type="float" office:value="111">
            <text:p>111</text:p>
          </table:table-cell>
          <table:table-cell office:value-type="float" office:value="462">
            <text:p>462</text:p>
          </table:table-cell>
          <table:table-cell table:formula="of:=[.C7]*[.E7]" office:value-type="float" office:value="153384">
            <text:p>153384</text:p>
          </table:table-cell>
          <table:table-cell table:formula="of:=([.B7]+1)*[.F7]" office:value-type="float" office:value="1227072">
            <text:p>1227072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63">
            <text:p>263</text:p>
          </table:table-cell>
          <table:table-cell table:formula="of:=QUOTIENT([.C8];3)+SIGN(MOD([.C8];3))" office:value-type="float" office:value="88">
            <text:p>88</text:p>
          </table:table-cell>
          <table:table-cell office:value-type="float" office:value="924">
            <text:p>924</text:p>
          </table:table-cell>
          <table:table-cell table:formula="of:=[.C8]*[.E8]" office:value-type="float" office:value="243012">
            <text:p>243012</text:p>
          </table:table-cell>
          <table:table-cell table:formula="of:=([.B8]+1)*[.F8]" office:value-type="float" office:value="1215060">
            <text:p>1215060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table:formula="of:=QUOTIENT([.C9];3)+SIGN(MOD([.C9];3))" office:value-type="float" office:value="69">
            <text:p>69</text:p>
          </table:table-cell>
          <table:table-cell office:value-type="float" office:value="1716">
            <text:p>1716</text:p>
          </table:table-cell>
          <table:table-cell table:formula="of:=[.C9]*[.E9]" office:value-type="float" office:value="355212">
            <text:p>355212</text:p>
          </table:table-cell>
          <table:table-cell table:formula="of:=([.B9]+1)*[.F9]" office:value-type="float" office:value="1420848">
            <text:p>1420848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table:formula="of:=QUOTIENT([.C10];3)+SIGN(MOD([.C10];3))" office:value-type="float" office:value="55">
            <text:p>55</text:p>
          </table:table-cell>
          <table:table-cell office:value-type="float" office:value="3003">
            <text:p>3003</text:p>
          </table:table-cell>
          <table:table-cell table:formula="of:=[.C10]*[.E10]" office:value-type="float" office:value="492492">
            <text:p>492492</text:p>
          </table:table-cell>
          <table:table-cell table:formula="of:=([.B10]+1)*[.F10]" office:value-type="float" office:value="1477476">
            <text:p>1477476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xi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00:3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3T21:49:17</meta:creation-date>
    <dc:date>2011-02-14T00:32:15</dc:date>
    <meta:editing-duration>PT00H19M42S</meta:editing-duration>
    <meta:editing-cycles>4</meta:editing-cycles>
    <meta:generator>OpenOffice.org/3.2$Unix OpenOffice.org_project/320m19$Build-9505</meta:generator>
    <meta:document-statistic meta:table-count="3" meta:cell-count="210" meta:object-count="0"/>
  </office:meta>
</office:document-meta>
</file>